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6217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 style:data-style-name="N0">
      <style:text-properties fo:font-size="18pt" style:font-size-asian="18pt" style:font-size-complex="18pt"/>
    </style:style>
    <style:style style:name="ce5" style:family="table-cell" style:parent-style-name="Default">
      <style:text-properties fo:font-size="18pt" style:font-size-asian="18pt" style:font-size-complex="18pt"/>
    </style:style>
    <style:style style:name="ce6" style:family="table-cell" style:parent-style-name="Default" style:data-style-name="N0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database_Master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default-cell-style-name="ce5"/>
        <table:table-column table:style-name="co5" table:number-columns-repeated="1011" table:default-cell-style-name="ce5"/>
        <table:table-row table:style-name="ro1">
          <table:table-cell office:value-type="string" calcext:value-type="string">
            <text:p># Entity Name</text:p>
          </table:table-cell>
          <table:table-cell office:value-type="string" calcext:value-type="string">
            <text:p># Type</text:p>
          </table:table-cell>
          <table:table-cell office:value-type="string" calcext:value-type="string">
            <text:p># Description</text:p>
          </table:table-cell>
          <table:table-cell office:value-type="string" calcext:value-type="string">
            <text:p># Filename</text:p>
          </table:table-cell>
          <table:table-cell office:value-type="string" calcext:value-type="string">
            <text:p># R</text:p>
          </table:table-cell>
          <table:table-cell office:value-type="string" calcext:value-type="string">
            <text:p># G</text:p>
          </table:table-cell>
          <table:table-cell office:value-type="string" calcext:value-type="string">
            <text:p># B</text:p>
          </table:table-cell>
          <table:table-cell office:value-type="string" calcext:value-type="string">
            <text:p># 0 to ignore. 1 to include</text:p>
          </table:table-cell>
          <table:table-cell office:value-type="string" calcext:value-type="string">
            <text:p># 0 for 2D. 1 to 3D</text:p>
          </table:table-cell>
          <table:table-cell office:value-type="string" calcext:value-type="string">
            <text:p>#Direction (1 to 8)</text:p>
          </table:table-cell>
          <table:table-cell office:value-type="string" calcext:value-type="string">
            <text:p>#Rotation (Degrees 0-360)</text:p>
          </table:table-cell>
          <table:table-cell office:value-type="string" calcext:value-type="string">
            <text:p>#Direction (1 to 8)</text:p>
          </table:table-cell>
          <table:table-cell office:value-type="string" calcext:value-type="string">
            <text:p>Connects to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i-big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medium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medium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chest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chest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big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big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11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16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22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accumulator</text:p>
          </table:table-cell>
          <table:table-cell/>
          <table:table-cell office:value-type="string" calcext:value-type="string">
            <text:p>accumulator.blend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ccumulator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ccumulator-2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console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gun-turret</text:p>
          </table:table-cell>
          <table:table-cell office:value-type="string" calcext:value-type="string">
            <text:p>ammo-turret</text:p>
          </table:table-cell>
          <table:table-cell/>
          <table:table-cell table:style-name="ce6" office:value-type="string" calcext:value-type="string">
            <text:p>gun-turre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meteor-defence-container</text:p>
          </table:table-cell>
          <table:table-cell office:value-type="string" calcext:value-type="string">
            <text:p>ammo-turr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meteor-point-defence-container</text:p>
          </table:table-cell>
          <table:table-cell office:value-type="string" calcext:value-type="string">
            <text:p>ammo-turr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ithmetic-combinator</text:p>
          </table:table-cell>
          <table:table-cell/>
          <table:table-cell table:style-name="ce6"/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turret</text:p>
          </table:table-cell>
          <table:table-cell/>
          <table:table-cell table:style-name="ce6" office:value-type="string" calcext:value-type="string">
            <text:p>basic/2x2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wagon</text:p>
          </table:table-cell>
          <table:table-cell/>
          <table:table-cell table:style-name="ce6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ssembling-machine-1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ssembling-machine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ssembling-machine-3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assembling-machin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entrifug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hemical-plant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uel-process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ndustrial-furnac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il-refine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5x5.blend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re-min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-weapon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lectric-boil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emitt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injec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fuel-refine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fuel-refinery-spac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platform-scaffol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lifesupport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exus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ulveris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ecycling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ssembling-machin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ssembling-machine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strometr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biochemical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biochemical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decontamination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decontamination-facilit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electromagnet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genet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gravimetr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growth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hypercool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hypercoole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laser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laser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anufac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anufac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aterial-fabric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echanical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echanical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article-acceler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article-accelerato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article-collid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lasma-gener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ion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ion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-2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1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1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2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3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3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4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4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gammara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microwav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radio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xra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hermodynam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hermodynamics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eacon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wide-beacon</text:p>
          </table:table-cell>
          <table:table-cell office:value-type="string" calcext:value-type="string">
            <text:p>beac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wide-beacon-2</text:p>
          </table:table-cell>
          <table:table-cell office:value-type="string" calcext:value-type="string">
            <text:p>beac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oiler</text:p>
          </table:table-cell>
          <table:table-cell/>
          <table:table-cell table:style-name="ce6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heat-exchanger</text:p>
          </table:table-cell>
          <table:table-cell office:value-type="string" calcext:value-type="string">
            <text:p>boiler</text:p>
          </table:table-cell>
          <table:table-cell/>
          <table:table-cell table:style-name="ce6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heat-exchanger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chamber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aquium-heat-pipe-long--+--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aquium-heat-pipe-long--+-----+--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urner-generator</text:p>
          </table:table-cell>
          <table:table-cell/>
          <table:table-cell table:style-name="ce6" office:value-type="string" calcext:value-type="string">
            <text:p>basic/generato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turbine</text:p>
          </table:table-cell>
          <table:table-cell office:value-type="string" calcext:value-type="string">
            <text:p>burner-generator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hcraft-entity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hovercraft-collision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craft-entity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_-seat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_-section-input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hield-projector-barrier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capsule-_-vehicle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argo-wag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t-construction-wagon</text:p>
          </table:table-cell>
          <table:table-cell office:value-type="string" calcext:value-type="string">
            <text:p>cargo-wag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haract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rl_player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rl_play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tcontroller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tcontroll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aracter-corps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combat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combat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istractor</text:p>
          </table:table-cell>
          <table:table-cell office:value-type="string" calcext:value-type="string">
            <text:p>combat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ghost-scanner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ath-allInOne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witchbutton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nstruction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print-deployer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ron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ron-wood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red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argo-rocket-cargo-pod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artouche-chest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-chest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nding-pad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ignpost-display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chest</text:p>
          </table:table-cell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steel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wooden-chest</text:p>
          </table:table-cell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wooden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urved-rail</text:p>
          </table:table-cell>
          <table:table-cell/>
          <table:table-cell table:style-name="ce6" office:value-type="string" calcext:value-type="string">
            <text:p>curved-rail-a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urved-rail</text:p>
          </table:table-cell>
          <table:table-cell/>
          <table:table-cell table:style-name="ce6" office:value-type="string" calcext:value-type="string">
            <text:p>curved-rail-b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.4.6</text:p>
          </table:table-cell>
          <table:table-cell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curved-rail</text:p>
          </table:table-cell>
          <table:table-cell office:value-type="string" calcext:value-type="string">
            <text:p>curved-rai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decider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ig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big-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ebug-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edium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old-medium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addon-power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adar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basic/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iron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basic/big-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aser-turret</text:p>
          </table:table-cell>
          <table:table-cell office:value-type="string" calcext:value-type="string">
            <text:p>electric-turret</text:p>
          </table:table-cell>
          <table:table-cell/>
          <table:table-cell office:value-type="string" calcext:value-type="string">
            <text:p>laser-turre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hield-projector</text:p>
          </table:table-cell>
          <table:table-cell office:value-type="string" calcext:value-type="string">
            <text:p>electric-turr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entity-ghos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lamethrower-turret</text:p>
          </table:table-cell>
          <table:table-cell office:value-type="string" calcext:value-type="string">
            <text:p>fluid-turret</text:p>
          </table:table-cell>
          <table:table-cell/>
          <table:table-cell table:style-name="ce6" office:value-type="string" calcext:value-type="string">
            <text:p>basic/fluid-turret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fluid-wag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furnace</text:p>
          </table:table-cell>
          <table:table-cell office:value-type="string" calcext:value-type="string">
            <text:p>furnace</text:p>
          </table:table-cell>
          <table:table-cell/>
          <table:table-cell table:style-name="ce6" office:value-type="string" calcext:value-type="string">
            <text:p>electric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turb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ndenser-turb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antimatter-eng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rocket-eng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furnace</text:p>
          </table:table-cell>
          <table:table-cell office:value-type="string" calcext:value-type="string">
            <text:p>furnace</text:p>
          </table:table-cell>
          <table:table-cell/>
          <table:table-cell table:style-name="ce6" office:value-type="string" calcext:value-type="string">
            <text:p>stone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one-furnace</text:p>
          </table:table-cell>
          <table:table-cell office:value-type="string" calcext:value-type="string">
            <text:p>furnace</text:p>
          </table:table-cell>
          <table:table-cell/>
          <table:table-cell table:style-name="ce6" office:value-type="string" calcext:value-type="string">
            <text:p>stone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gate</text:p>
          </table:table-cell>
          <table:table-cell/>
          <table:table-cell table:style-name="ce6" office:value-type="string" calcext:value-type="string">
            <text:p>gat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gate</text:p>
          </table:table-cell>
          <table:table-cell office:value-type="string" calcext:value-type="string">
            <text:p>gat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turbine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ndenser-turbine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fluid-burner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am-engine</text:p>
          </table:table-cell>
          <table:table-cell office:value-type="string" calcext:value-type="string">
            <text:p>generator</text:p>
          </table:table-cell>
          <table:table-cell/>
          <table:table-cell table:style-name="ce6" office:value-type="string" calcext:value-type="string">
            <text:p>basic/generator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am-turbine</text:p>
          </table:table-cell>
          <table:table-cell office:value-type="string" calcext:value-type="string">
            <text:p>generator</text:p>
          </table:table-cell>
          <table:table-cell/>
          <table:table-cell table:style-name="ce6" office:value-type="string" calcext:value-type="string">
            <text:p>basic/generator.blend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heat-interface</text:p>
          </table:table-cell>
          <table:table-cell/>
          <table:table-cell table:style-name="ce6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heat-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aquium-heat-pipe</text:p>
          </table:table-cell>
          <table:table-cell office:value-type="string" calcext:value-type="string">
            <text:p>heat-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nfinity-chest</text:p>
          </table:table-cell>
          <table:table-cell office:value-type="string" calcext:value-type="string">
            <text:p>infinity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infinity-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ilt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ng-handed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long-handed-inserter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ack-filt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ack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lab</text:p>
          </table:table-cell>
          <table:table-cell office:value-type="string" calcext:value-type="string">
            <text:p>lab</text:p>
          </table:table-cell>
          <table:table-cell/>
          <table:table-cell table:style-name="ce6" office:value-type="string" calcext:value-type="string">
            <text:p>basic/lab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ab</text:p>
          </table:table-cell>
          <table:table-cell/>
          <table:table-cell table:style-name="ce6" office:value-type="string" calcext:value-type="string">
            <text:p>basic/lab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cience-lab</text:p>
          </table:table-cell>
          <table:table-cell office:value-type="string" calcext:value-type="string">
            <text:p>lab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ixie-tube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ixie-tube-alpha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ixie-tube-small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qwrt-lamp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lamp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and-mine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inked-bel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inked-chest</text:p>
          </table:table-cell>
          <table:table-cell office:value-type="string" calcext:value-type="string">
            <text:p>linked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linked-container</text:p>
          </table:table-cell>
          <table:table-cell office:value-type="string" calcext:value-type="string">
            <text:p>linked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loader</text:p>
          </table:table-cell>
          <table:table-cell office:value-type="string" calcext:value-type="string">
            <text:p>loader</text:p>
          </table:table-cell>
          <table:table-cell/>
          <table:table-cell table:style-name="ce6"/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loader</text:p>
          </table:table-cell>
          <table:table-cell office:value-type="string" calcext:value-type="string">
            <text:p>loader</text:p>
          </table:table-cell>
          <table:table-cell/>
          <table:table-cell table:style-name="ce6"/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ad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ader-1x1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rl</text:p>
          </table:table-cell>
          <table:table-cell office:value-type="string" calcext:value-type="string">
            <text:p>locomotiv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comotiv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odule_inserter_pickup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gistic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mar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rea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 office:value-type="string" calcext:value-type="string">
            <text:p>electric-mining-drill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 office:value-type="string" calcext:value-type="string">
            <text:p>basic/2x2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 office:value-type="string" calcext:value-type="string">
            <text:p>electric-mining-drill.blend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umpjack</text:p>
          </table:table-cell>
          <table:table-cell office:value-type="string" calcext:value-type="string">
            <text:p>mining-drill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re-miner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offshore-pump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ipe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</text:p>
          </table:table-cell>
          <table:table-cell office:value-type="string" calcext:value-type="string">
            <text:p>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ipe-to-ground</text:p>
          </table:table-cell>
          <table:table-cell/>
          <table:table-cell table:style-name="ce6" office:value-type="string" calcext:value-type="string">
            <text:p>basic/pipe-to-ground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to-ground</text:p>
          </table:table-cell>
          <table:table-cell office:value-type="string" calcext:value-type="string">
            <text:p>pipe-to-ground</text:p>
          </table:table-cell>
          <table:table-cell/>
          <table:table-cell table:style-name="ce6" office:value-type="string" calcext:value-type="string">
            <text:p>basic/pipe-to-ground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ower-switch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nding-pad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truct-settings-string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ffshore-pump-output</text:p>
          </table:table-cell>
          <table:table-cell office:value-type="string" calcext:value-type="string">
            <text:p>pu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ump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dar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adar-radar</text:p>
          </table:table-cell>
          <table:table-cell office:value-type="string" calcext:value-type="string">
            <text:p>rad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il-chain-signal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il-signal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uclear-reactor</text:p>
          </table:table-cell>
          <table:table-cell office:value-type="string" calcext:value-type="string">
            <text:p>reactor</text:p>
          </table:table-cell>
          <table:table-cell/>
          <table:table-cell table:style-name="ce6" office:value-type="string" calcext:value-type="string">
            <text:p>basic/nuclear-reactor.blend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antimatter-reactor</text:p>
          </table:table-cell>
          <table:table-cell office:value-type="string" calcext:value-type="string">
            <text:p>reac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receiver</text:p>
          </table:table-cell>
          <table:table-cell office:value-type="string" calcext:value-type="string">
            <text:p>reac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injector-reactor</text:p>
          </table:table-cell>
          <table:table-cell office:value-type="string" calcext:value-type="string">
            <text:p>reac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ignal-sender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boport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adar-roboport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oboport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upercharger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cket-silo</text:p>
          </table:table-cell>
          <table:table-cell/>
          <table:table-cell table:style-name="ce6" office:value-type="string" calcext:value-type="string">
            <text:p>basic/rocket-silo.blend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silo</text:p>
          </table:table-cell>
          <table:table-cell office:value-type="string" calcext:value-type="string">
            <text:p>rocket-silo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robe-rocket-silo</text:p>
          </table:table-cell>
          <table:table-cell office:value-type="string" calcext:value-type="string">
            <text:p>rocket-silo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cket-silo-roc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argo-rocket</text:p>
          </table:table-cell>
          <table:table-cell office:value-type="string" calcext:value-type="string">
            <text:p>rocket-silo-roc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robe-rocket</text:p>
          </table:table-cell>
          <table:table-cell office:value-type="string" calcext:value-type="string">
            <text:p>rocket-silo-roc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mall-ship-wreck</text:p>
          </table:table-cell>
          <table:table-cell office:value-type="string" calcext:value-type="string">
            <text:p>simple-entity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ship-wreck</text:p>
          </table:table-cell>
          <table:table-cell office:value-type="string" calcext:value-type="string">
            <text:p>simple-entity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1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2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3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4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5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6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olar-panel</text:p>
          </table:table-cell>
          <table:table-cell office:value-type="string" calcext:value-type="string">
            <text:p>solar-pane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olar-panel-2</text:p>
          </table:table-cell>
          <table:table-cell office:value-type="string" calcext:value-type="string">
            <text:p>solar-pane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olar-panel-3</text:p>
          </table:table-cell>
          <table:table-cell office:value-type="string" calcext:value-type="string">
            <text:p>solar-pane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olar-panel</text:p>
          </table:table-cell>
          <table:table-cell/>
          <table:table-cell table:style-name="ce6" office:value-type="string" calcext:value-type="string">
            <text:p>solar-panel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1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3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4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5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7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8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1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2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3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4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5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6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7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8</text:p>
          </table:table-cell>
          <table:table-cell office:value-type="string" calcext:value-type="string">
            <text:p>spider-leg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</text:p>
          </table:table-cell>
          <table:table-cell office:value-type="string" calcext:value-type="string">
            <text:p>spider-vehic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</text:p>
          </table:table-cell>
          <table:table-cell office:value-type="string" calcext:value-type="string">
            <text:p>spider-vehicle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splitter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splitter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black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blue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cyan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green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magenta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red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white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yellow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plitter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heck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verflow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elbow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junction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straigh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turbine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ndenser-turbine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tank-inpu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tank-outpu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j-3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j-5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j-7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s-15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s-9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antimatter-booster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rocket-booster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ignpos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orage-tank</text:p>
          </table:table-cell>
          <table:table-cell/>
          <table:table-cell table:style-name="ce6" office:value-type="string" calcext:value-type="string">
            <text:p>basic/2x2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underflow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traight-rail</text:p>
          </table:table-cell>
          <table:table-cell office:value-type="string" calcext:value-type="string">
            <text:p>straight-rai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clamp-place</text:p>
          </table:table-cell>
          <table:table-cell office:value-type="string" calcext:value-type="string">
            <text:p>straight-rai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raight-rail</text:p>
          </table:table-cell>
          <table:table-cell/>
          <table:table-cell table:style-name="ce6" office:value-type="string" calcext:value-type="string">
            <text:p>straight-rail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raight-rail</text:p>
          </table:table-cell>
          <table:table-cell/>
          <table:table-cell table:style-name="ce6" office:value-type="string" calcext:value-type="string">
            <text:p>diagonal-rai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.5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-train-stop</text:p>
          </table:table-cell>
          <table:table-cell office:value-type="string" calcext:value-type="string">
            <text:p>train-stop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rain-stop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black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blue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cyan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green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magenta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red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white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yellow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black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blue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cyan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green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magenta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red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white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yellow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iter-spawner</text:p>
          </table:table-cell>
          <table:table-cell office:value-type="string" calcext:value-type="string">
            <text:p>unit-spa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tter-spawner</text:p>
          </table:table-cell>
          <table:table-cell office:value-type="string" calcext:value-type="string">
            <text:p>unit-spa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ncrete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ncrete-wall-ruin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wall-ruin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one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one-wall-ruin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wall-connector</text:p>
          </table:table-cell>
          <table:table-cell office:value-type="string" calcext:value-type="string">
            <text:p>special-connector</text:p>
          </table:table-cell>
          <table:table-cell/>
          <table:table-cell table:style-name="ce6" office:value-type="string" calcext:value-type="string">
            <text:p>wall-connecto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string" calcext:value-type="string">
            <text:p>concrete-wall.concrete-wall-ruin.se-spaceship-wall.steel-wall.steel-wall-ruin.stone-wall.stone-wall-ru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-spaceship-console-alt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train-stop-input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addon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empty-space-ti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flying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moving-ti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projectile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space-ti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vehicle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ke-selection-box-2x2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range-arrow-with-circ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flar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projectil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beam-no-sound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aser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cker-pointer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tesla-gun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cker-buffer-corpse-inf</text:p>
          </table:table-cell>
          <table:table-cell office:value-type="string" calcext:value-type="string">
            <text:p>character-corps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cker-buffer-corpse-instant</text:p>
          </table:table-cell>
          <table:table-cell office:value-type="string" calcext:value-type="string">
            <text:p>character-corps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liff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print-note-interface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print-note-storage-new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train-stop-lamp-control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train-stop-output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lock-combinator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lock-switch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platform-button-switch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platform-combina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projec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et-launch-pad-combina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clamp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console-output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x2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-provid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1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2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3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er-spawn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l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cal-plan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-robo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der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exchang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pip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vercraf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e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e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-m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omotiv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robo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-handed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m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reac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hore-pu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l-refinery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-provid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to-ground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switch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-speak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jac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chain-signa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ending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signa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por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-silo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-pane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tter-spawn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filt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eng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turb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tan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ti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-sto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1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3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4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5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7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ash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baobab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eypine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mangrove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oaktapus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ear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carecrow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pecter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illow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filter</text:p>
          </table:table-cell>
          <table:table-cell office:value-type="string" calcext:value-type="string">
            <text:p>decider-combina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econstructible-tile-pro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g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den-electric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imensional-ancho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beam-defen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defence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charger-overcharged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nexus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-provid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cannon-muzzle-flash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1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2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3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fire-smok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nuke-shockwav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artiller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xplosion-hi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er-spawn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big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hu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smal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l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asic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lu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lu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cya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cyan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gree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green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magenta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magenta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liv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liv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ran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rang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iercing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urpl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urpl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red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red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tea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teal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whit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whit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yellow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yellow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mining-dri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cal-plan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-nuk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der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mining-dri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gunsho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gunshot-smal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hi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-robot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nad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exchang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pip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-m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bubbl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omotiv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-handed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iv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reac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k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hore-pu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l-refiner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-provid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to-groun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switch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-speak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jac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chain-signa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signa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por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-silo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umm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ao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aoe-lar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path-fx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hu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ar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dium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defence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heromone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ailgu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ma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butt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lock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power-dow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power-up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machine-clos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machine-ope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clamps-off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clamps-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door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raise-rocke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rocke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train-break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esla-gun-ligh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esla-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rigger-movable-debri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capsu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-pane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k-explosion-high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tter-spawn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filt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eng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turb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tan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ti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-sto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she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behemoth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big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medium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small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behemoth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big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medium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small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fire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flame-on-tre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crash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pool-fir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ire-flame-on-tree-no-pollution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ree-fire-starter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my-flame-thrower-explosion</text:p>
          </table:table-cell>
          <table:table-cell office:value-type="string" calcext:value-type="string">
            <text:p>flame-thrower-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y-unknown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-text2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er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ying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orial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highlight-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er-highlight-box</text:p>
          </table:table-cell>
          <table:table-cell office:value-type="string" calcext:value-type="string">
            <text:p>highlight-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-on-ground</text:p>
          </table:table-cell>
          <table:table-cell office:value-type="string" calcext:value-type="string">
            <text:p>item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item-on-ground</text:p>
          </table:table-cell>
          <table:table-cell office:value-type="string" calcext:value-type="string">
            <text:p>item-entity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tem-request-pro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control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asteroid-field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spaceshi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sta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travel-ancho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asteroid-belt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interstellar-space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2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2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spaceshi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sta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f-particle-for-migration</text:p>
          </table:table-cell>
          <table:table-cell office:value-type="string" calcext:value-type="string">
            <text:p>leaf-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le-for-migration</text:p>
          </table:table-cell>
          <table:table-cell office:value-type="string" calcext:value-type="string">
            <text:p>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-big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-hit-spray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smouldering-smoke-source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layer-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ground-zero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cluster-nuk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fire-smok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nuclear-smok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nuke-shockwav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-las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ff-explosives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-grenad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uranium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cing-shotgun-pell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pla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ehemoth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ehemoth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ig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ig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medium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medium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small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small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shadow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capsul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imensional-anchor-fx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receiver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po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7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8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9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0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ligh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light-midd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pec-cya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pec-whit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ridium-piledriv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-space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-space-capsule-launc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bea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heromon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wav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po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7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8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9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0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gate-power-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gate-turnin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silo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tgun-pell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d-rail-remnants</text:p>
          </table:table-cell>
          <table:table-cell office:value-type="string" calcext:value-type="string">
            <text:p>rail-remn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ight-rail-remnants</text:p>
          </table:table-cell>
          <table:table-cell office:value-type="string" calcext:value-type="string">
            <text:p>rail-remn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de-oi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eryll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oa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opper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rude-oi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iron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omni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beryll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cryo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holm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irid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vitamelang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vulca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ton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uran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holm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rid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hane-ic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naqu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vitamelang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vulca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water-ic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ignal-receiver</text:p>
          </table:table-cell>
          <table:table-cell office:value-type="string" calcext:value-type="string">
            <text:p>robopor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ocket-silo-rocket-shad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k-mu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nace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player-collisio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wood-chest-remnant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hen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-mu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hip-wre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erty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-desert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aubergi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ei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ro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crea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dustyro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grey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viole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volcan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aubergi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ei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ro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crea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dustyro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grey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viole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volcan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black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tan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white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b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b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play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player-not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rocket-destination-orbita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rocket-destination-surf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i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ice-spac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botto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top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injector-addo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block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blocker-v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4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4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n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w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midd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gre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yell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trypl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interf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big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big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huge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huge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and-rock-big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speck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f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i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j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f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oom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rubb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half-chest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half-chest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barre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shop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leneck-stopligh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-mark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1x2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ccumul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ctive-provid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rithmetic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rtillery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ig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ig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oil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ff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rn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rner-mining-dri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a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argo-wag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entrifug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hemical-plan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onstant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decider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lectric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ilt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lamethrower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luid-wag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gat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gun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heat-exchang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heat-pip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iron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ab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aser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ocomotiv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ong-handed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sm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nuclear-reac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oil-refinery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assive-provid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ip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ipe-to-ground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rogrammable-speak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ump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umpjac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da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il-chain-signa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il-signa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equest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obopor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mall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m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olar-pane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ack-filt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ack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am-engin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am-turbin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el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el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ne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rage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rage-tan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ubstati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an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rain-stop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w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wooden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ueprint-registration-poin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psule-_-vehicle-shadow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military-targe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concret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copp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glas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gold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iron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steel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ston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uranium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concret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copp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glas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gold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iron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steel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ston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uranium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light</text:p>
          </table:table-cell>
          <table:table-cell office:value-type="string" calcext:value-type="string">
            <text:p>simple-entity-with-owne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mple-entity-with-ow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ke-for-migration</text:p>
          </table:table-cell>
          <table:table-cell office:value-type="string" calcext:value-type="string">
            <text:p>sm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explosion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fire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loud-visual-dummy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pool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1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2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3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4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1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10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2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3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4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5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6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7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8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9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-speech-bubble</text:p>
          </table:table-cell>
          <table:table-cell office:value-type="string" calcext:value-type="string">
            <text:p>speech-bub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behemoth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big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medium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small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ogu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behemoth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big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mediu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small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behemoth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big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mediu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small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ogun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held-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ile-gh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dry-hai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grey-trun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tree-desert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y-hai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1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3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4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5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7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2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3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p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q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alm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alm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now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volcanic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latron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 table:number-rows-repeated="10466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base_MasterList.A2:database_MasterList.H375" table:contains-header="false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N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01:45:13.01714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8T11:54:56.293177513</dc:date>
    <meta:editing-duration>PT10H9M2S</meta:editing-duration>
    <meta:editing-cycles>49</meta:editing-cycles>
    <meta:generator>LibreOffice/6.4.7.2$Linux_X86_64 LibreOffice_project/40$Build-2</meta:generator>
    <meta:document-statistic meta:table-count="1" meta:cell-count="4712" meta:object-count="0"/>
  </office:meta>
</office:document-meta>
</file>